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19.54mm"/>
    </style:style>
    <style:style style:name="co3" style:family="table-column">
      <style:table-column-properties fo:break-before="auto" style:column-width="41.79mm"/>
    </style:style>
    <style:style style:name="co4" style:family="table-column">
      <style:table-column-properties fo:break-before="auto" style:column-width="36.02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Fri Nov 27 11:51:55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1.0</text:p>
          </table:table-cell>
          <table:table-cell office:value-type="string">
            <text:p><text:s/>dim=8</text:p>
          </table:table-cell>
          <table:table-cell office:value-type="string">
            <text:p><text:s/>n_co=8</text:p>
          </table:table-cell>
          <table:table-cell office:value-type="string">
            <text:p><text:s/>n_sweeps=10000</text:p>
          </table:table-cell>
          <table:table-cell office:value-type="string">
            <text:p><text:s/>out_name=test3.csv</text:p>
          </table:table-cell>
        </table:table-row>
        <table:table-row table:style-name="ro1">
          <table:table-cell office:value-type="string">
            <text:p>Interaction mode: McEw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4"/>
        </table:table-row>
        <table:table-row table:style-name="ro1">
          <table:table-cell office:value-type="string">
            <text:p>Bin resolution: 0.00707106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Number in bin</text:p>
          </table:table-cell>
          <table:table-cell office:value-type="string">
            <text:p>Probability</text:p>
          </table:table-cell>
          <table:table-cell table:number-columns-repeated="2"/>
        </table:table-row>
        <table:table-row table:style-name="ro1">
          <table:table-cell office:value-type="float" office:value="0.007071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14142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21213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office:value-type="float" office:value="0.028284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353553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42426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494975">
            <text:p>0.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565685">
            <text:p>0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636396">
            <text:p>0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707107">
            <text:p>0.0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777817">
            <text:p>0.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848528">
            <text:p>0.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919239">
            <text:p>0.0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0989949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06066">
            <text:p>0.1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131371">
            <text:p>0.1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202082">
            <text:p>0.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272792">
            <text:p>0.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343503">
            <text:p>0.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414214">
            <text:p>0.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484924">
            <text:p>0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555635">
            <text:p>0.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626346">
            <text:p>0.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697056">
            <text:p>0.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767767">
            <text:p>0.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838478">
            <text:p>0.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909188">
            <text:p>0.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979899">
            <text:p>0.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05061">
            <text:p>0.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12132">
            <text:p>0.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192031">
            <text:p>0.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262742">
            <text:p>0.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333452">
            <text:p>0.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404163">
            <text:p>0.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474874">
            <text:p>0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545584">
            <text:p>0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616295">
            <text:p>0.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687006">
            <text:p>0.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757716">
            <text:p>0.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828427">
            <text:p>0.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899138">
            <text:p>0.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969848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040559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11127">
            <text:p>0.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181981">
            <text:p>0.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252691">
            <text:p>0.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323402">
            <text:p>0.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394113">
            <text:p>0.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464823">
            <text:p>0.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535534">
            <text:p>0.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606245">
            <text:p>0.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676955">
            <text:p>0.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747666">
            <text:p>0.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818377">
            <text:p>0.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889087">
            <text:p>0.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959798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030509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101219">
            <text:p>0.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17193">
            <text:p>0.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242641">
            <text:p>0.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313351">
            <text:p>0.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384062">
            <text:p>0.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454773">
            <text:p>0.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525483">
            <text:p>0.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596194">
            <text:p>0.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666905">
            <text:p>0.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737615">
            <text:p>0.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808326">
            <text:p>0.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879037">
            <text:p>0.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949747">
            <text:p>0.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020458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091169">
            <text:p>0.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16188">
            <text:p>0.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23259">
            <text:p>0.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303301">
            <text:p>0.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374012">
            <text:p>0.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444722">
            <text:p>0.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515433">
            <text:p>0.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586144">
            <text:p>0.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656854">
            <text:p>0.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727565">
            <text:p>0.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798276">
            <text:p>0.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868986">
            <text:p>0.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939697">
            <text:p>0.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010408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081118">
            <text:p>0.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151829">
            <text:p>0.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22254">
            <text:p>0.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29325">
            <text:p>0.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363961">
            <text:p>0.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434672">
            <text:p>0.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505382">
            <text:p>0.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576093">
            <text:p>0.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646804">
            <text:p>0.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717514">
            <text:p>0.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788225">
            <text:p>0.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858936">
            <text:p>0.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929646">
            <text:p>0.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000357">
            <text:p>0.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141778">
            <text:p>0.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212489">
            <text:p>0.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2832">
            <text:p>0.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353911">
            <text:p>0.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424621">
            <text:p>0.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495332">
            <text:p>0.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566043">
            <text:p>0.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636753">
            <text:p>0.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707464">
            <text:p>0.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778175">
            <text:p>0.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848885">
            <text:p>0.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919596">
            <text:p>0.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990307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061017">
            <text:p>0.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131728">
            <text:p>0.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202439">
            <text:p>0.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273149">
            <text:p>0.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34386">
            <text:p>0.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414571">
            <text:p>0.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485281">
            <text:p>0.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555992">
            <text:p>0.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626703">
            <text:p>0.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697413">
            <text:p>0.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768124">
            <text:p>0.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838835">
            <text:p>0.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909545">
            <text:p>0.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980256">
            <text:p>0.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050967">
            <text:p>0.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121677">
            <text:p>0.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192388">
            <text:p>0.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263099">
            <text:p>0.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33381">
            <text:p>0.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40452">
            <text:p>0.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475231">
            <text:p>0.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545942">
            <text:p>0.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616652">
            <text:p>0.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687363">
            <text:p>0.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758074">
            <text:p>0.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828784">
            <text:p>0.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899495">
            <text:p>0.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970206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040916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111627">
            <text:p>1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182338">
            <text:p>1.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253048">
            <text:p>1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323759">
            <text:p>1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39447">
            <text:p>1.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46518">
            <text:p>1.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535891">
            <text:p>1.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606602">
            <text:p>1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677312">
            <text:p>1.0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748023">
            <text:p>1.0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818734">
            <text:p>1.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889444">
            <text:p>1.0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960155">
            <text:p>1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030866">
            <text:p>1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101576">
            <text:p>1.1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172287">
            <text:p>1.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242998">
            <text:p>1.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313708">
            <text:p>1.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384419">
            <text:p>1.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45513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525841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596551">
            <text:p>1.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667262">
            <text:p>1.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737973">
            <text:p>1.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808683">
            <text:p>1.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879394">
            <text:p>1.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1950105">
            <text:p>1.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020815">
            <text:p>1.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091526">
            <text:p>1.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162237">
            <text:p>1.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303658">
            <text:p>1.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374369">
            <text:p>1.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445079">
            <text:p>1.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51579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586501">
            <text:p>1.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657211">
            <text:p>1.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727922">
            <text:p>1.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798633">
            <text:p>1.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869343">
            <text:p>1.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940054">
            <text:p>1.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010765">
            <text:p>1.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081475">
            <text:p>1.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152186">
            <text:p>1.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222897">
            <text:p>1.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293607">
            <text:p>1.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364318">
            <text:p>1.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435029">
            <text:p>1.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50574">
            <text:p>1.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57645">
            <text:p>1.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647161">
            <text:p>1.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717872">
            <text:p>1.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788582">
            <text:p>1.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859293">
            <text:p>1.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3930004">
            <text:p>1.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000714">
            <text:p>1.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071425">
            <text:p>1.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212846">
            <text:p>1.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283557">
            <text:p>1.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354268">
            <text:p>1.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424978">
            <text:p>1.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495689">
            <text:p>1.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5664">
            <text:p>1.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63711">
            <text:p>1.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707821">
            <text:p>1.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778532">
            <text:p>1.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849242">
            <text:p>1.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919953">
            <text:p>1.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990664">
            <text:p>1.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061374">
            <text:p>1.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132085">
            <text:p>1.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202796">
            <text:p>1.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273506">
            <text:p>1.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344217">
            <text:p>1.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414928">
            <text:p>1.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485639">
            <text:p>1.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556349">
            <text:p>1.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62706">
            <text:p>1.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697771">
            <text:p>1.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768481">
            <text:p>1.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839192">
            <text:p>1.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909903">
            <text:p>1.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5980613">
            <text:p>1.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051324">
            <text:p>1.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122035">
            <text:p>1.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192745">
            <text:p>1.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263456">
            <text:p>1.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334167">
            <text:p>1.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404877">
            <text:p>1.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475588">
            <text:p>1.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546299">
            <text:p>1.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617009">
            <text:p>1.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68772">
            <text:p>1.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758431">
            <text:p>1.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829141">
            <text:p>1.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899852">
            <text:p>1.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970563">
            <text:p>1.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041273">
            <text:p>1.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111984">
            <text:p>1.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182695">
            <text:p>1.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253405">
            <text:p>1.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324116">
            <text:p>1.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394827">
            <text:p>1.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465537">
            <text:p>1.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536248">
            <text:p>1.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606959">
            <text:p>1.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67767">
            <text:p>1.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74838">
            <text:p>1.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819091">
            <text:p>1.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889802">
            <text:p>1.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7960512">
            <text:p>1.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031223">
            <text:p>1.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101934">
            <text:p>1.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172644">
            <text:p>1.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243355">
            <text:p>1.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314066">
            <text:p>1.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384776">
            <text:p>1.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455487">
            <text:p>1.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526198">
            <text:p>1.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596908">
            <text:p>1.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667619">
            <text:p>1.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80904">
            <text:p>1.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879751">
            <text:p>1.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950462">
            <text:p>1.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021172">
            <text:p>1.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091883">
            <text:p>1.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162594">
            <text:p>1.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233304">
            <text:p>1.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304015">
            <text:p>1.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374726">
            <text:p>1.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445436">
            <text:p>1.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516147">
            <text:p>1.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586858">
            <text:p>1.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657569">
            <text:p>1.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728279">
            <text:p>1.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79899">
            <text:p>1.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869701">
            <text:p>1.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9940411">
            <text:p>1.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01112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081833">
            <text:p>2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152543">
            <text:p>2.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223254">
            <text:p>2.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293965">
            <text:p>2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364675">
            <text:p>2.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435386">
            <text:p>2.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506097">
            <text:p>2.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576807">
            <text:p>2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647518">
            <text:p>2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718229">
            <text:p>2.0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788939">
            <text:p>2.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85965">
            <text:p>2.0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930361">
            <text:p>2.0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001071">
            <text:p>2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071782">
            <text:p>2.1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142493">
            <text:p>2.1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283914">
            <text:p>2.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354625">
            <text:p>2.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425335">
            <text:p>2.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496046">
            <text:p>2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566757">
            <text:p>2.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637468">
            <text:p>2.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708178">
            <text:p>2.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778889">
            <text:p>2.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8496">
            <text:p>2.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92031">
            <text:p>2.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1991021">
            <text:p>2.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061732">
            <text:p>2.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132442">
            <text:p>2.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203153">
            <text:p>2.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273864">
            <text:p>2.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344574">
            <text:p>2.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415285">
            <text:p>2.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485996">
            <text:p>2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556706">
            <text:p>2.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627417">
            <text:p>2.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698128">
            <text:p>2.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768838">
            <text:p>2.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839549">
            <text:p>2.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91026">
            <text:p>2.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98097">
            <text:p>2.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051681">
            <text:p>2.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122392">
            <text:p>2.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193102">
            <text:p>2.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263813">
            <text:p>2.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334524">
            <text:p>2.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405234">
            <text:p>2.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475945">
            <text:p>2.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546656">
            <text:p>2.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617366">
            <text:p>2.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688077">
            <text:p>2.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758788">
            <text:p>2.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829499">
            <text:p>2.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900209">
            <text:p>2.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397092">
            <text:p>2.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041631">
            <text:p>2.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112341">
            <text:p>2.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183052">
            <text:p>2.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253763">
            <text:p>2.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324473">
            <text:p>2.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395184">
            <text:p>2.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536605">
            <text:p>2.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607316">
            <text:p>2.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678027">
            <text:p>2.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748737">
            <text:p>2.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819448">
            <text:p>2.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890159">
            <text:p>2.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960869">
            <text:p>2.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03158">
            <text:p>2.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102291">
            <text:p>2.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173001">
            <text:p>2.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243712">
            <text:p>2.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314423">
            <text:p>2.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385133">
            <text:p>2.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455844">
            <text:p>2.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597265">
            <text:p>2.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667976">
            <text:p>2.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738687">
            <text:p>2.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809398">
            <text:p>2.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880108">
            <text:p>2.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5950819">
            <text:p>2.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02153">
            <text:p>2.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09224">
            <text:p>2.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162951">
            <text:p>2.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233662">
            <text:p>2.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304372">
            <text:p>2.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375083">
            <text:p>2.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445794">
            <text:p>2.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516504">
            <text:p>2.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587215">
            <text:p>2.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657926">
            <text:p>2.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728636">
            <text:p>2.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799347">
            <text:p>2.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870058">
            <text:p>2.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940768">
            <text:p>2.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011479">
            <text:p>2.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08219">
            <text:p>2.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1529">
            <text:p>2.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223611">
            <text:p>2.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294322">
            <text:p>2.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365032">
            <text:p>2.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435743">
            <text:p>2.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506454">
            <text:p>2.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577164">
            <text:p>2.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647875">
            <text:p>2.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718586">
            <text:p>2.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789297">
            <text:p>2.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860007">
            <text:p>2.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7930718">
            <text:p>2.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001429">
            <text:p>2.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072139">
            <text:p>2.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14285">
            <text:p>2.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213561">
            <text:p>2.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354982">
            <text:p>2.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425693">
            <text:p>2.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496403">
            <text:p>2.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567114">
            <text:p>2.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637825">
            <text:p>2.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708535">
            <text:p>2.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779246">
            <text:p>2.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849957">
            <text:p>2.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920667">
            <text:p>2.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991378">
            <text:p>2.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062089">
            <text:p>2.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132799">
            <text:p>2.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20351">
            <text:p>2.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274221">
            <text:p>2.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344931">
            <text:p>2.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415642">
            <text:p>2.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486353">
            <text:p>2.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557063">
            <text:p>2.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627774">
            <text:p>2.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698485">
            <text:p>2.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769195">
            <text:p>2.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839906">
            <text:p>2.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910617">
            <text:p>2.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9981328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052038">
            <text:p>3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122749">
            <text:p>3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19346">
            <text:p>3.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26417">
            <text:p>3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334881">
            <text:p>3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405592">
            <text:p>3.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476302">
            <text:p>3.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547013">
            <text:p>3.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617724">
            <text:p>3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688434">
            <text:p>3.0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759145">
            <text:p>3.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900566">
            <text:p>3.0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971277">
            <text:p>3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041988">
            <text:p>3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112698">
            <text:p>3.1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183409">
            <text:p>3.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25412">
            <text:p>3.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32483">
            <text:p>3.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395541">
            <text:p>3.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466252">
            <text:p>3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536962">
            <text:p>3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607673">
            <text:p>3.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678384">
            <text:p>3.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749094">
            <text:p>3.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819805">
            <text:p>3.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890516">
            <text:p>3.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1961227">
            <text:p>3.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031937">
            <text:p>3.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102648">
            <text:p>3.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173359">
            <text:p>3.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244069">
            <text:p>3.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31478">
            <text:p>3.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456201">
            <text:p>3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526912">
            <text:p>3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597623">
            <text:p>3.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668333">
            <text:p>3.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739044">
            <text:p>3.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809755">
            <text:p>3.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880465">
            <text:p>3.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951176">
            <text:p>3.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021887">
            <text:p>3.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092597">
            <text:p>3.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163308">
            <text:p>3.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234019">
            <text:p>3.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304729">
            <text:p>3.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37544">
            <text:p>3.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446151">
            <text:p>3.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516861">
            <text:p>3.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587572">
            <text:p>3.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658283">
            <text:p>3.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728993">
            <text:p>3.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799704">
            <text:p>3.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870415">
            <text:p>3.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3941125">
            <text:p>3.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011836">
            <text:p>3.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082547">
            <text:p>3.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153258">
            <text:p>3.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223968">
            <text:p>3.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294679">
            <text:p>3.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36539">
            <text:p>3.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4361">
            <text:p>3.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506811">
            <text:p>3.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577522">
            <text:p>3.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648232">
            <text:p>3.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718943">
            <text:p>3.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789654">
            <text:p>3.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860364">
            <text:p>3.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931075">
            <text:p>3.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001786">
            <text:p>3.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072496">
            <text:p>3.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143207">
            <text:p>3.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213918">
            <text:p>3.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284628">
            <text:p>3.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42605">
            <text:p>3.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49676">
            <text:p>3.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567471">
            <text:p>3.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638182">
            <text:p>3.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708892">
            <text:p>3.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779603">
            <text:p>3.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850314">
            <text:p>3.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921024">
            <text:p>3.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5991735">
            <text:p>3.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062446">
            <text:p>3.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133157">
            <text:p>3.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203867">
            <text:p>3.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274578">
            <text:p>3.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345289">
            <text:p>3.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415999">
            <text:p>3.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48671">
            <text:p>3.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557421">
            <text:p>3.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628131">
            <text:p>3.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698842">
            <text:p>3.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840263">
            <text:p>3.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910974">
            <text:p>3.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981685">
            <text:p>3.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052395">
            <text:p>3.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123106">
            <text:p>3.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193817">
            <text:p>3.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264527">
            <text:p>3.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335238">
            <text:p>3.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476659">
            <text:p>3.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54737">
            <text:p>3.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618081">
            <text:p>3.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688791">
            <text:p>3.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759502">
            <text:p>3.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830213">
            <text:p>3.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900923">
            <text:p>3.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7971634">
            <text:p>3.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042345">
            <text:p>3.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113056">
            <text:p>3.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183766">
            <text:p>3.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254477">
            <text:p>3.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325188">
            <text:p>3.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395898">
            <text:p>3.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466609">
            <text:p>3.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53732">
            <text:p>3.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60803">
            <text:p>3.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678741">
            <text:p>3.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749452">
            <text:p>3.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820162">
            <text:p>3.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890873">
            <text:p>3.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961584">
            <text:p>3.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032294">
            <text:p>3.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103005">
            <text:p>3.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173716">
            <text:p>3.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244426">
            <text:p>3.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315137">
            <text:p>3.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456558">
            <text:p>3.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527269">
            <text:p>3.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59798">
            <text:p>3.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66869">
            <text:p>3.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739401">
            <text:p>3.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810112">
            <text:p>3.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880822">
            <text:p>3.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9951533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02224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092954">
            <text:p>4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163665">
            <text:p>4.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234376">
            <text:p>4.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305087">
            <text:p>4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375797">
            <text:p>4.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446508">
            <text:p>4.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517219">
            <text:p>4.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587929">
            <text:p>4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65864">
            <text:p>4.0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729351">
            <text:p>4.0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800061">
            <text:p>4.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870772">
            <text:p>4.0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941483">
            <text:p>4.0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012193">
            <text:p>4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082904">
            <text:p>4.1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153615">
            <text:p>4.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224325">
            <text:p>4.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295036">
            <text:p>4.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365747">
            <text:p>4.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436457">
            <text:p>4.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507168">
            <text:p>4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577879">
            <text:p>4.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648589">
            <text:p>4.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7193">
            <text:p>4.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790011">
            <text:p>4.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860721">
            <text:p>4.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1931432">
            <text:p>4.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002143">
            <text:p>4.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072853">
            <text:p>4.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143564">
            <text:p>4.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214275">
            <text:p>4.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284986">
            <text:p>4.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355696">
            <text:p>4.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497118">
            <text:p>4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567828">
            <text:p>4.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638539">
            <text:p>4.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70925">
            <text:p>4.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77996">
            <text:p>4.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850671">
            <text:p>4.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921382">
            <text:p>4.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062803">
            <text:p>4.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133514">
            <text:p>4.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204224">
            <text:p>4.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274935">
            <text:p>4.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345646">
            <text:p>4.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416356">
            <text:p>4.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487067">
            <text:p>4.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557778">
            <text:p>4.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628488">
            <text:p>4.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699199">
            <text:p>4.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76991">
            <text:p>4.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84062">
            <text:p>4.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911331">
            <text:p>4.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3982042">
            <text:p>4.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052752">
            <text:p>4.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194174">
            <text:p>4.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264885">
            <text:p>4.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335595">
            <text:p>4.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406306">
            <text:p>4.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477017">
            <text:p>4.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547727">
            <text:p>4.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618438">
            <text:p>4.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689149">
            <text:p>4.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759859">
            <text:p>4.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83057">
            <text:p>4.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901281">
            <text:p>4.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971991">
            <text:p>4.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042702">
            <text:p>4.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113413">
            <text:p>4.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184123">
            <text:p>4.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254834">
            <text:p>4.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325545">
            <text:p>4.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396255">
            <text:p>4.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466966">
            <text:p>4.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537677">
            <text:p>4.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608387">
            <text:p>4.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679098">
            <text:p>4.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749809">
            <text:p>4.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820519">
            <text:p>4.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89123">
            <text:p>4.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5961941">
            <text:p>4.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032651">
            <text:p>4.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103362">
            <text:p>4.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174073">
            <text:p>4.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244783">
            <text:p>4.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315494">
            <text:p>4.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456916">
            <text:p>4.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527626">
            <text:p>4.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598337">
            <text:p>4.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669048">
            <text:p>4.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739758">
            <text:p>4.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810469">
            <text:p>4.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88118">
            <text:p>4.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95189">
            <text:p>4.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022601">
            <text:p>4.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093312">
            <text:p>4.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164022">
            <text:p>4.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234733">
            <text:p>4.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305444">
            <text:p>4.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376154">
            <text:p>4.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446865">
            <text:p>4.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517576">
            <text:p>4.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588286">
            <text:p>4.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658997">
            <text:p>4.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729708">
            <text:p>4.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800418">
            <text:p>4.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871129">
            <text:p>4.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794184">
            <text:p>4.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01255">
            <text:p>4.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083261">
            <text:p>4.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153972">
            <text:p>4.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224682">
            <text:p>4.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295393">
            <text:p>4.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366104">
            <text:p>4.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436815">
            <text:p>4.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507525">
            <text:p>4.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578236">
            <text:p>4.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648947">
            <text:p>4.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719657">
            <text:p>4.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790368">
            <text:p>4.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861079">
            <text:p>4.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931789">
            <text:p>4.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073211">
            <text:p>4.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143921">
            <text:p>4.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214632">
            <text:p>4.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285343">
            <text:p>4.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356053">
            <text:p>4.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426764">
            <text:p>4.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568185">
            <text:p>4.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638896">
            <text:p>4.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709607">
            <text:p>4.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780317">
            <text:p>4.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851028">
            <text:p>4.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921739">
            <text:p>4.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9992449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06316">
            <text:p>5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133871">
            <text:p>5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204581">
            <text:p>5.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275292">
            <text:p>5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346003">
            <text:p>5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416713">
            <text:p>5.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487424">
            <text:p>5.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558135">
            <text:p>5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628846">
            <text:p>5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699556">
            <text:p>5.0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770267">
            <text:p>5.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840978">
            <text:p>5.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911688">
            <text:p>5.0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05311">
            <text:p>5.1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12382">
            <text:p>5.1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194531">
            <text:p>5.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265242">
            <text:p>5.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335952">
            <text:p>5.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406663">
            <text:p>5.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477374">
            <text:p>5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548084">
            <text:p>5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618795">
            <text:p>5.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689506">
            <text:p>5.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760216">
            <text:p>5.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830927">
            <text:p>5.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901638">
            <text:p>5.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1972348">
            <text:p>5.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043059">
            <text:p>5.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11377">
            <text:p>5.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18448">
            <text:p>5.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255191">
            <text:p>5.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325902">
            <text:p>5.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396612">
            <text:p>5.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467323">
            <text:p>5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538034">
            <text:p>5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608745">
            <text:p>5.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679455">
            <text:p>5.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750166">
            <text:p>5.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820877">
            <text:p>5.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891587">
            <text:p>5.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962298">
            <text:p>5.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033009">
            <text:p>5.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103719">
            <text:p>5.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17443">
            <text:p>5.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245141">
            <text:p>5.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315851">
            <text:p>5.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457273">
            <text:p>5.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527983">
            <text:p>5.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598694">
            <text:p>5.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669405">
            <text:p>5.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740115">
            <text:p>5.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810826">
            <text:p>5.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881537">
            <text:p>5.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3952247">
            <text:p>5.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022958">
            <text:p>5.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093669">
            <text:p>5.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164379">
            <text:p>5.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23509">
            <text:p>5.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305801">
            <text:p>5.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376511">
            <text:p>5.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447222">
            <text:p>5.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517933">
            <text:p>5.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588644">
            <text:p>5.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659354">
            <text:p>5.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730065">
            <text:p>5.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800776">
            <text:p>5.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871486">
            <text:p>5.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942197">
            <text:p>5.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012908">
            <text:p>5.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083618">
            <text:p>5.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154329">
            <text:p>5.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29575">
            <text:p>5.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366461">
            <text:p>5.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437172">
            <text:p>5.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507882">
            <text:p>5.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578593">
            <text:p>5.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649304">
            <text:p>5.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720014">
            <text:p>5.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790725">
            <text:p>5.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861436">
            <text:p>5.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5932146">
            <text:p>5.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6002857">
            <text:p>5.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6073568">
            <text:p>5.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6214989">
            <text:p>5.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62857">
            <text:p>5.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635641">
            <text:p>5.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6427121">
            <text:p>5.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6497832">
            <text:p>5.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1988">
            <text:p>1988</text:p>
          </table:table-cell>
          <table:table-cell office:value-type="float" office:value="0.00355">
            <text:p>0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2318">
            <text:p>2318</text:p>
          </table:table-cell>
          <table:table-cell office:value-type="float" office:value="0.004139286">
            <text:p>0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2322">
            <text:p>2322</text:p>
          </table:table-cell>
          <table:table-cell office:value-type="float" office:value="0.004146429">
            <text:p>0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2622">
            <text:p>2622</text:p>
          </table:table-cell>
          <table:table-cell office:value-type="float" office:value="0.004682143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894">
            <text:p>23894</text:p>
          </table:table-cell>
          <table:table-cell office:value-type="float" office:value="0.042667858">
            <text:p>0.04</text:p>
          </table:table-cell>
          <table:table-cell>
            <draw:frame table:end-cell-address="Sheet1.F819" table:end-x="3.48mm" table:end-y="2.95mm" draw:z-index="0" draw:style-name="gr1" svg:width="79.99mm" svg:height="69.99mm" svg:x="1.01mm" svg:y="1mm">
              <draw:object draw:notify-on-update-of-ranges="Sheet1.A803:Sheet1.A812 Sheet1.C803:Sheet1.C8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178136">
            <text:p>178136</text:p>
          </table:table-cell>
          <table:table-cell office:value-type="float" office:value="0.318100005">
            <text:p>0.32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164650">
            <text:p>164650</text:p>
          </table:table-cell>
          <table:table-cell office:value-type="float" office:value="0.294017851">
            <text:p>0.29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94270">
            <text:p>94270</text:p>
          </table:table-cell>
          <table:table-cell office:value-type="float" office:value="0.168339282">
            <text:p>0.17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43348">
            <text:p>43348</text:p>
          </table:table-cell>
          <table:table-cell office:value-type="float" office:value="0.077407144">
            <text:p>0.08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16820">
            <text:p>16820</text:p>
          </table:table-cell>
          <table:table-cell office:value-type="float" office:value="0.030035714">
            <text:p>0.03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7028">
            <text:p>7028</text:p>
          </table:table-cell>
          <table:table-cell office:value-type="float" office:value="0.01255">
            <text:p>0.01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14040">
            <text:p>14040</text:p>
          </table:table-cell>
          <table:table-cell office:value-type="float" office:value="0.025071429">
            <text:p>0.03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3036">
            <text:p>3036</text:p>
          </table:table-cell>
          <table:table-cell office:value-type="float" office:value="0.005421428">
            <text:p>0.01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5528">
            <text:p>5528</text:p>
          </table:table-cell>
          <table:table-cell office:value-type="float" office:value="0.009871429">
            <text:p>0.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</table:table>
      <table:database-ranges>
        <table:database-range table:target-range-address="Sheet1.A803:Sheet1.C8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7">11/27/2009</text:date>, <text:time>11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27T11:56:26</dc:date>
    <dc:creator>Arthur Gordon-Wright</dc:creator>
    <meta:document-statistic meta:table-count="1" meta:cell-count="2415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plot-area chart:style-name="ch2" table:cell-range-address="Sheet1.A803:Sheet1.A812 Sheet1.C803:Sheet1.C812" svg:x="0.16cm" svg:y="0.14cm" svg:width="7.68cm" svg:height="6.72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803:Sheet1.C812" chart:class="chart:scatter">
            <chart:domain table:cell-range-address="Sheet1.A803:Sheet1.A812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803:Sheet1.A812">0</text:p>
              </table:table-cell>
              <table:table-cell office:value-type="float" office:value="0.042667858">
                <text:p text:id="Sheet1.C803:Sheet1.C812">0.0426678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71068">
                <text:p>0.7071068</text:p>
              </table:table-cell>
              <table:table-cell office:value-type="float" office:value="0.318100005">
                <text:p>0.3181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32947">
                <text:p>1.2232947</text:p>
              </table:table-cell>
              <table:table-cell office:value-type="float" office:value="0.294017851">
                <text:p>0.294017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42136">
                <text:p>1.4142136</text:p>
              </table:table-cell>
              <table:table-cell office:value-type="float" office:value="0.168339282">
                <text:p>0.168339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3833">
                <text:p>1.873833</text:p>
              </table:table-cell>
              <table:table-cell office:value-type="float" office:value="0.077407144">
                <text:p>0.077407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30035714">
                <text:p>0.03003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1255">
                <text:p>0.01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526555">
                <text:p>2.5526555</text:p>
              </table:table-cell>
              <table:table-cell office:value-type="float" office:value="0.025071429">
                <text:p>0.0250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05421428">
                <text:p>0.00542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829856">
                <text:p>3.0829856</text:p>
              </table:table-cell>
              <table:table-cell office:value-type="float" office:value="0.009871429">
                <text:p>0.0098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